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bufEncoder.encodeValue( Message message , DataBufferFactory bufferFactory , ResolvableType value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Encoder.canEncode( ResolvableType elementType , @ Nullable MimeType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Encoder.getEncodable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Encoder.getStreaming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Encoder.encode( Publisher &lt; ? extends Message &gt; inputStream , DataBufferFactory bufferFactory , ResolvableType element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tobufEncoder.encodeValue( Message message , DataBufferFactory bufferFactory , boolean delimi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